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272in"/>
    </style:style>
    <style:style style:name="co2" style:family="table-column">
      <style:table-column-properties fo:break-before="auto" style:column-width="2.4102in"/>
    </style:style>
    <style:style style:name="co3" style:family="table-column">
      <style:table-column-properties fo:break-before="auto" style:column-width="3.0937in"/>
    </style:style>
    <style:style style:name="co4" style:family="table-column">
      <style:table-column-properties fo:break-before="auto" style:column-width="2.1634in"/>
    </style:style>
    <style:style style:name="co5" style:family="table-column">
      <style:table-column-properties fo:break-before="auto" style:column-width="0.3866in"/>
    </style:style>
    <style:style style:name="co6" style:family="table-column">
      <style:table-column-properties fo:break-before="auto" style:column-width="2.25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employe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ce1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2">
          <table:table-cell table:formula="of:=CONCATENATE(&quot;access_&quot;;[.I3];&quot;_&quot;;RIGHT([.D3];7))" office:value-type="string" office:string-value="access_hr_absensi_report_manager">
            <text:p>access_hr_absensi_report_manager</text:p>
          </table:table-cell>
          <table:table-cell table:formula="of:=CONCATENATE([.I3];&quot;_&quot;;RIGHT([.D3];7))" office:value-type="string" office:string-value="hr_absensi_report_manager">
            <text:p>hr_absensi_report_manager</text:p>
          </table:table-cell>
          <table:table-cell table:formula="of:=CONCATENATE(&quot;model_&quot;;[.I3])" office:value-type="string" office:string-value="model_hr_absensi_report">
            <text:p>model_hr_absensi_report</text:p>
          </table:table-cell>
          <table:table-cell office:value-type="string">
            <text:p>base.group_hr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absensi_report</text:p>
          </table:table-cell>
        </table:table-row>
        <table:table-row table:style-name="ro2">
          <table:table-cell table:formula="of:=CONCATENATE(&quot;access_&quot;;[.I4];&quot;_&quot;;RIGHT([.D4];7))" office:value-type="string" office:string-value="access_hr_manpower_report_manager">
            <text:p>access_hr_manpower_report_manager</text:p>
          </table:table-cell>
          <table:table-cell table:formula="of:=CONCATENATE([.I4];&quot;_&quot;;RIGHT([.D4];7))" office:value-type="string" office:string-value="hr_manpower_report_manager">
            <text:p>hr_manpower_report_manager</text:p>
          </table:table-cell>
          <table:table-cell table:formula="of:=CONCATENATE(&quot;model_&quot;;[.I4])" office:value-type="string" office:string-value="model_hr_manpower_report">
            <text:p>model_hr_manpower_report</text:p>
          </table:table-cell>
          <table:table-cell office:value-type="string">
            <text:p>base.group_hr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manpower_report</text:p>
          </table:table-cell>
        </table:table-row>
        <table:table-row table:style-name="ro2">
          <table:table-cell table:formula="of:=CONCATENATE(&quot;access_&quot;;[.I5];&quot;_&quot;;RIGHT([.D5];7))" office:value-type="string" office:string-value="access_hr_payslip_transfer_bank_list_report_manager">
            <text:p>access_hr_payslip_transfer_bank_list_report_manager</text:p>
          </table:table-cell>
          <table:table-cell table:formula="of:=CONCATENATE([.I5];&quot;_&quot;;RIGHT([.D5];7))" office:value-type="string" office:string-value="hr_payslip_transfer_bank_list_report_manager">
            <text:p>hr_payslip_transfer_bank_list_report_manager</text:p>
          </table:table-cell>
          <table:table-cell table:formula="of:=CONCATENATE(&quot;model_&quot;;[.I5])" office:value-type="string" office:string-value="model_hr_payslip_transfer_bank_list_report">
            <text:p>model_hr_payslip_transfer_bank_list_report</text:p>
          </table:table-cell>
          <table:table-cell office:value-type="string">
            <text:p>base.group_hr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payslip_transfer_bank_list_report</text:p>
          </table:table-cell>
        </table:table-row>
        <table:table-row table:style-name="ro2">
          <table:table-cell table:formula="of:=CONCATENATE(&quot;access_&quot;;[.I6];&quot;_&quot;;RIGHT([.D6];7))" office:value-type="string" office:string-value="access_hr_payslip_monthly_list_report_manager">
            <text:p>access_hr_payslip_monthly_list_report_manager</text:p>
          </table:table-cell>
          <table:table-cell table:formula="of:=CONCATENATE([.I6];&quot;_&quot;;RIGHT([.D6];7))" office:value-type="string" office:string-value="hr_payslip_monthly_list_report_manager">
            <text:p>hr_payslip_monthly_list_report_manager</text:p>
          </table:table-cell>
          <table:table-cell table:formula="of:=CONCATENATE(&quot;model_&quot;;[.I6])" office:value-type="string" office:string-value="model_hr_payslip_monthly_list_report">
            <text:p>model_hr_payslip_monthly_list_report</text:p>
          </table:table-cell>
          <table:table-cell office:value-type="string">
            <text:p>base.group_hr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payslip_monthly_list_report</text:p>
          </table:table-cell>
        </table:table-row>
        <table:table-row table:style-name="ro2">
          <table:table-cell table:formula="of:=CONCATENATE(&quot;access_&quot;;[.I7];&quot;_&quot;;RIGHT([.D7];7))" office:value-type="string" office:string-value="access_hr_turnover_report_manager">
            <text:p>access_hr_turnover_report_manager</text:p>
          </table:table-cell>
          <table:table-cell table:formula="of:=CONCATENATE([.I7];&quot;_&quot;;RIGHT([.D7];7))" office:value-type="string" office:string-value="hr_turnover_report_manager">
            <text:p>hr_turnover_report_manager</text:p>
          </table:table-cell>
          <table:table-cell table:formula="of:=CONCATENATE(&quot;model_&quot;;[.I7])" office:value-type="string" office:string-value="model_hr_turnover_report">
            <text:p>model_hr_turnover_report</text:p>
          </table:table-cell>
          <table:table-cell office:value-type="string">
            <text:p>base.group_hr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turnover_report</text:p>
          </table:table-cell>
        </table:table-row>
        <table:table-row table:style-name="ro1">
          <table:table-cell table:number-columns-repeated="9"/>
        </table:table-row>
        <table:table-row table:style-name="ro3">
          <table:table-cell table:formula="of:=CONCATENATE(&quot;access_&quot;;[.I9];&quot;_&quot;;RIGHT([.D9];7))" office:value-type="string" office:string-value="access_hr_absensi_report_hr_user">
            <text:p>access_hr_absensi_report_hr_user</text:p>
          </table:table-cell>
          <table:table-cell table:formula="of:=CONCATENATE([.I9];&quot;_&quot;;RIGHT([.D9];7))" office:value-type="string" office:string-value="hr_absensi_report_hr_user">
            <text:p>hr_absensi_report_hr_user</text:p>
          </table:table-cell>
          <table:table-cell table:formula="of:=CONCATENATE(&quot;model_&quot;;[.I9])" office:value-type="string" office:string-value="model_hr_absensi_report">
            <text:p>model_hr_absensi_report</text:p>
          </table:table-cell>
          <table:table-cell office:value-type="string">
            <text:p>base.group_hr_us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absensi_report</text:p>
          </table:table-cell>
        </table:table-row>
        <table:table-row table:style-name="ro3">
          <table:table-cell table:formula="of:=CONCATENATE(&quot;access_&quot;;[.I10];&quot;_&quot;;RIGHT([.D10];7))" office:value-type="string" office:string-value="access_hr_manpower_report_hr_user">
            <text:p>access_hr_manpower_report_hr_user</text:p>
          </table:table-cell>
          <table:table-cell table:formula="of:=CONCATENATE([.I10];&quot;_&quot;;RIGHT([.D10];7))" office:value-type="string" office:string-value="hr_manpower_report_hr_user">
            <text:p>hr_manpower_report_hr_user</text:p>
          </table:table-cell>
          <table:table-cell table:formula="of:=CONCATENATE(&quot;model_&quot;;[.I10])" office:value-type="string" office:string-value="model_hr_manpower_report">
            <text:p>model_hr_manpower_report</text:p>
          </table:table-cell>
          <table:table-cell office:value-type="string">
            <text:p>base.group_hr_us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manpower_report</text:p>
          </table:table-cell>
        </table:table-row>
        <table:table-row table:style-name="ro3">
          <table:table-cell table:formula="of:=CONCATENATE(&quot;access_&quot;;[.I11];&quot;_&quot;;RIGHT([.D11];7))" office:value-type="string" office:string-value="access_hr_payslip_transfer_bank_list_report_hr_user">
            <text:p>access_hr_payslip_transfer_bank_list_report_hr_user</text:p>
          </table:table-cell>
          <table:table-cell table:formula="of:=CONCATENATE([.I11];&quot;_&quot;;RIGHT([.D11];7))" office:value-type="string" office:string-value="hr_payslip_transfer_bank_list_report_hr_user">
            <text:p>hr_payslip_transfer_bank_list_report_hr_user</text:p>
          </table:table-cell>
          <table:table-cell table:formula="of:=CONCATENATE(&quot;model_&quot;;[.I11])" office:value-type="string" office:string-value="model_hr_payslip_transfer_bank_list_report">
            <text:p>model_hr_payslip_transfer_bank_list_report</text:p>
          </table:table-cell>
          <table:table-cell office:value-type="string">
            <text:p>base.group_hr_us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payslip_transfer_bank_list_report</text:p>
          </table:table-cell>
        </table:table-row>
        <table:table-row table:style-name="ro3">
          <table:table-cell table:formula="of:=CONCATENATE(&quot;access_&quot;;[.I12];&quot;_&quot;;RIGHT([.D12];7))" office:value-type="string" office:string-value="access_hr_payslip_monthly_list_report_hr_user">
            <text:p>access_hr_payslip_monthly_list_report_hr_user</text:p>
          </table:table-cell>
          <table:table-cell table:formula="of:=CONCATENATE([.I12];&quot;_&quot;;RIGHT([.D12];7))" office:value-type="string" office:string-value="hr_payslip_monthly_list_report_hr_user">
            <text:p>hr_payslip_monthly_list_report_hr_user</text:p>
          </table:table-cell>
          <table:table-cell table:formula="of:=CONCATENATE(&quot;model_&quot;;[.I12])" office:value-type="string" office:string-value="model_hr_payslip_monthly_list_report">
            <text:p>model_hr_payslip_monthly_list_report</text:p>
          </table:table-cell>
          <table:table-cell office:value-type="string">
            <text:p>base.group_hr_us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payslip_monthly_list_report</text:p>
          </table:table-cell>
        </table:table-row>
        <table:table-row table:style-name="ro3">
          <table:table-cell table:formula="of:=CONCATENATE(&quot;access_&quot;;[.I13];&quot;_&quot;;RIGHT([.D13];7))" office:value-type="string" office:string-value="access_hr_turnover_report_hr_user">
            <text:p>access_hr_turnover_report_hr_user</text:p>
          </table:table-cell>
          <table:table-cell table:formula="of:=CONCATENATE([.I13];&quot;_&quot;;RIGHT([.D13];7))" office:value-type="string" office:string-value="hr_turnover_report_hr_user">
            <text:p>hr_turnover_report_hr_user</text:p>
          </table:table-cell>
          <table:table-cell table:formula="of:=CONCATENATE(&quot;model_&quot;;[.I13])" office:value-type="string" office:string-value="model_hr_turnover_report">
            <text:p>model_hr_turnover_report</text:p>
          </table:table-cell>
          <table:table-cell office:value-type="string">
            <text:p>base.group_hr_us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turnover_report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formula="of:=CONCATENATE(&quot;access_&quot;;[.I15];&quot;_&quot;;RIGHT([.D15];3))" office:value-type="string" office:string-value="access_hr_absensi_report_ser">
            <text:p>access_hr_absensi_report_ser</text:p>
          </table:table-cell>
          <table:table-cell table:formula="of:=CONCATENATE([.I15];&quot;_&quot;;RIGHT([.D15];3))" office:value-type="string" office:string-value="hr_absensi_report_ser">
            <text:p>hr_absensi_report_ser</text:p>
          </table:table-cell>
          <table:table-cell table:formula="of:=CONCATENATE(&quot;model_&quot;;[.I15])" office:value-type="string" office:string-value="model_hr_absensi_report">
            <text:p>model_hr_absensi_report</text:p>
          </table:table-cell>
          <table:table-cell office:value-type="string">
            <text:p>base.group_us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absensi_report</text:p>
          </table:table-cell>
        </table:table-row>
        <table:table-row table:style-name="ro2">
          <table:table-cell table:formula="of:=CONCATENATE(&quot;access_&quot;;[.I16];&quot;_&quot;;RIGHT([.D16];3))" office:value-type="string" office:string-value="access_hr_manpower_report_ser">
            <text:p>access_hr_manpower_report_ser</text:p>
          </table:table-cell>
          <table:table-cell table:formula="of:=CONCATENATE([.I16];&quot;_&quot;;RIGHT([.D16];3))" office:value-type="string" office:string-value="hr_manpower_report_ser">
            <text:p>hr_manpower_report_ser</text:p>
          </table:table-cell>
          <table:table-cell table:formula="of:=CONCATENATE(&quot;model_&quot;;[.I16])" office:value-type="string" office:string-value="model_hr_manpower_report">
            <text:p>model_hr_manpower_report</text:p>
          </table:table-cell>
          <table:table-cell office:value-type="string">
            <text:p>base.group_us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manpower_report</text:p>
          </table:table-cell>
        </table:table-row>
        <table:table-row table:style-name="ro2">
          <table:table-cell table:formula="of:=CONCATENATE(&quot;access_&quot;;[.I17];&quot;_&quot;;RIGHT([.D17];3))" office:value-type="string" office:string-value="access_hr_payslip_transfer_bank_list_report_ser">
            <text:p>access_hr_payslip_transfer_bank_list_report_ser</text:p>
          </table:table-cell>
          <table:table-cell table:formula="of:=CONCATENATE([.I17];&quot;_&quot;;RIGHT([.D17];3))" office:value-type="string" office:string-value="hr_payslip_transfer_bank_list_report_ser">
            <text:p>hr_payslip_transfer_bank_list_report_ser</text:p>
          </table:table-cell>
          <table:table-cell table:formula="of:=CONCATENATE(&quot;model_&quot;;[.I17])" office:value-type="string" office:string-value="model_hr_payslip_transfer_bank_list_report">
            <text:p>model_hr_payslip_transfer_bank_list_report</text:p>
          </table:table-cell>
          <table:table-cell office:value-type="string">
            <text:p>base.group_us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payslip_transfer_bank_list_report</text:p>
          </table:table-cell>
        </table:table-row>
        <table:table-row table:style-name="ro2">
          <table:table-cell table:formula="of:=CONCATENATE(&quot;access_&quot;;[.I18];&quot;_&quot;;RIGHT([.D18];3))" office:value-type="string" office:string-value="access_hr_payslip_monthly_list_report_ser">
            <text:p>access_hr_payslip_monthly_list_report_ser</text:p>
          </table:table-cell>
          <table:table-cell table:formula="of:=CONCATENATE([.I18];&quot;_&quot;;RIGHT([.D18];3))" office:value-type="string" office:string-value="hr_payslip_monthly_list_report_ser">
            <text:p>hr_payslip_monthly_list_report_ser</text:p>
          </table:table-cell>
          <table:table-cell table:formula="of:=CONCATENATE(&quot;model_&quot;;[.I18])" office:value-type="string" office:string-value="model_hr_payslip_monthly_list_report">
            <text:p>model_hr_payslip_monthly_list_report</text:p>
          </table:table-cell>
          <table:table-cell office:value-type="string">
            <text:p>base.group_us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payslip_monthly_list_report</text:p>
          </table:table-cell>
        </table:table-row>
        <table:table-row table:style-name="ro2">
          <table:table-cell table:formula="of:=CONCATENATE(&quot;access_&quot;;[.I19];&quot;_&quot;;RIGHT([.D19];3))" office:value-type="string" office:string-value="access_hr_turnover_report_ser">
            <text:p>access_hr_turnover_report_ser</text:p>
          </table:table-cell>
          <table:table-cell table:formula="of:=CONCATENATE([.I19];&quot;_&quot;;RIGHT([.D19];3))" office:value-type="string" office:string-value="hr_turnover_report_ser">
            <text:p>hr_turnover_report_ser</text:p>
          </table:table-cell>
          <table:table-cell table:formula="of:=CONCATENATE(&quot;model_&quot;;[.I19])" office:value-type="string" office:string-value="model_hr_turnover_report">
            <text:p>model_hr_turnover_report</text:p>
          </table:table-cell>
          <table:table-cell office:value-type="string">
            <text:p>base.group_us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turnover_report</text:p>
          </table:table-cell>
        </table:table-row>
        <table:table-row table:style-name="ro2" table:number-rows-repeated="1048556">
          <table:table-cell table:number-columns-repeated="9"/>
        </table:table-row>
        <table:table-row table:style-name="ro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8/19/2014</text:date>, <text:time>15:0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9T15:08:22</dc:date>
    <dc:creator>xrix </dc:creator>
    <meta:generator>OpenOffice/4.1.0$Linux OpenOffice.org_project/410m18$Build-9764</meta:generator>
    <meta:editing-duration>PT6H9M16S</meta:editing-duration>
    <meta:editing-cycles>28</meta:editing-cycles>
    <meta:document-statistic meta:table-count="1" meta:cell-count="143" meta:object-count="0"/>
  </office:meta>
</office:document-meta>
</file>